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adugi" svg:font-family="Gadugi"/>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7bafcd" officeooo:paragraph-rsid="007bafcd"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7d2327" officeooo:paragraph-rsid="007d2327"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7e7fbd" officeooo:paragraph-rsid="007e7fbd"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7e7fbd" officeooo:paragraph-rsid="007f2227"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7f2227" officeooo:paragraph-rsid="007f2227"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7f2227" officeooo:paragraph-rsid="0083bdcf"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7f2227" officeooo:paragraph-rsid="0084da2e"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7f2227" officeooo:paragraph-rsid="0086a895"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897788" officeooo:paragraph-rsid="00897788" style:font-size-asian="10.5pt" style:font-style-asian="normal" style:font-weight-asian="normal" style:font-size-complex="12pt" style:font-style-complex="normal" style:font-weight-complex="normal"/>
    </style:style>
    <style:style style:name="T1" style:family="text">
      <style:text-properties style:text-position="super 58%" officeooo:rsid="007f2227"/>
    </style:style>
    <style:style style:name="T2" style:family="text">
      <style:text-properties officeooo:rsid="007f2227"/>
    </style:style>
    <style:style style:name="T3" style:family="text">
      <style:text-properties officeooo:rsid="0083bdcf"/>
    </style:style>
    <style:style style:name="T4" style:family="text">
      <style:text-properties officeooo:rsid="0084da2e"/>
    </style:style>
    <style:style style:name="T5" style:family="text">
      <style:text-properties officeooo:rsid="0086a8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jet : Produire le mouvement : contraction musculaire et apport d’énergie </text:p>
      <text:p text:style-name="P1"/>
      <text:p text:style-name="P1"/>
      <text:p text:style-name="P1">PB : Expliquer les mécanismes, de l’échelle moléculaire a celle de l’organe, qui permettent à un muscle de se contracter après qu’il ait reçu un message nerveux</text:p>
      <text:p text:style-name="P1"/>
      <text:p text:style-name="P2"/>
      <text:p text:style-name="P3">Structure du muscle a différent échelle</text:p>
      <text:p text:style-name="P3"><text:tab/><text:tab/>fibre qui son la fusion de plusieurs cellules</text:p>
      <text:p text:style-name="P3"><text:tab/><text:tab/>fibre diviser en module avec les myofibrilles</text:p>
      <text:p text:style-name="P3"><text:tab/><text:tab/><text:span text:style-name="T2">schéma muscle au différente échelle </text:span></text:p>
      <text:p text:style-name="P3"><text:tab/><text:tab/><text:span text:style-name="T2">parler Tp EXAO ou on a bouger pour montrer une activité électrique du muscle </text:span></text:p>
      <text:p text:style-name="P3"><text:tab/><text:tab/> </text:p>
      <text:p text:style-name="P3"><text:tab/><text:tab/> </text:p>
      <text:p text:style-name="P3">la mobilité moléculaire</text:p>
      <text:p text:style-name="P4"><text:tab/>naissance potentiel d’action musculaire</text:p>
      <text:p text:style-name="P3"><text:tab/>faire résumé du plus petit au plus grand</text:p>
      <text:p text:style-name="P4"><text:tab/><text:span text:style-name="T2">schéma du cycle actine / myosine</text:span></text:p>
      <text:p text:style-name="P5"><text:tab/>schéma sarcomére contracté et décontracté <text:s/></text:p>
      <text:p text:style-name="P4"><text:tab/><text:span text:style-name="T2">CA</text:span><text:span text:style-name="T1">+ </text:span><text:span text:style-name="T2">/ huitre = vidéo</text:span></text:p>
      <text:p text:style-name="P3">l’origine de l’ATP</text:p>
      <text:p text:style-name="P3"><text:tab/><text:span text:style-name="T2">phosphocréatine <text:s/>schéma → respi mito/cyanure</text:span></text:p>
      <text:p text:style-name="P3"><text:tab/><text:span text:style-name="T2">Fermentation <text:s/>mettre formule (ça illustre)</text:span></text:p>
      <text:p text:style-name="P4"><text:tab/><text:span text:style-name="T2">Respiration cellulaire</text:span></text:p>
      <text:p text:style-name="P5"><text:tab/><text:tab/>TP exao </text:p>
      <text:p text:style-name="P5"/>
      <text:p text:style-name="P5"/>
      <text:p text:style-name="P5"><text:tab/></text:p>
      <text:p text:style-name="P6"><text:tab/><text:span text:style-name="T3">A contrario des plantes qui sont des espèce au mode de vie fixer, les mammifères sont en perpétuelle mouvement. Pour cela, ils sont constitué d ’un système locomoteur, lui même <text:s/>constitué de tendon, de ligament, de cartilage avec leurs synovies et de muscle strié squelettique ( une des trois types de muscle ). Les muscles sont l’assemblage à différente échelle de plusieurs cellules et molécule.</text:span></text:p>
      <text:p text:style-name="P6"><text:span text:style-name="T3"><text:tab/>Ainsi nous pouvons nous demander quels méchanisme </text:span></text:p>
      <text:p text:style-name="P6"/>
      <text:p text:style-name="P6"/>
      <text:p text:style-name="P6"/>
      <text:p text:style-name="P6"><text:span text:style-name="T3">Intro Prof :</text:span></text:p>
      <text:p text:style-name="P6"/>
      <text:p text:style-name="P6"><text:tab/><text:span text:style-name="T4">si sujet sur mouvement parler des mode de vie fixer des plantes et virse versa </text:span></text:p>
      <text:p text:style-name="P7"><text:tab/><text:tab/><text:tab/><text:span text:style-name="T4">possibilité avec mitose méiose</text:span></text:p>
      <text:p text:style-name="P7"><text:span text:style-name="T4"><text:tab/>animaux en mouvement ce qui permet sa c’est les muscles </text:span></text:p>
      <text:p text:style-name="P7"><text:span text:style-name="T4"><text:tab/>parler du méssage nerveux « muscle commander par méssage nerveux »</text:span></text:p>
      <text:p text:style-name="P8"><text:span text:style-name="T4"><text:tab/>PB : reprendre question sans </text:span></text:p>
      <text:p text:style-name="P8"/>
      <text:p text:style-name="P8"><text:soft-page-break/><text:span text:style-name="T5">Conclusion du prof :</text:span></text:p>
      <text:p text:style-name="P8"><text:span text:style-name="T5"><text:tab/>ainsi nous avons vue dans cette synthèse nous avons vue ………………….. <text:s/>Puis dans une seconde partie ……………..</text:span></text:p>
      <text:p text:style-name="P8"><text:span text:style-name="T5">ce développement nous permet donc d’affirmé que <text:s/></text:span></text:p>
      <text:p text:style-name="P8"><text:span text:style-name="T5">« cellule musculaire après avoir synthétisé de l’atp a travers trois voie différente <text:s/>cette ATP vas être a l’origine de la contraction musculaire. En effet il vas être le moteur du changement de conformation des tête de myosine qui vont tiré sur les filament d’actine raccourcir ainsi les sarcomères qui eux même vont raccourcir les fibre musculaire. Cette motilité moléculaire vas entraîner un raccourcissement des vaisseau musculaire et donc du muscle entier, il est bien évident que tous ces phénomène biologique ont pour origine l’arrivé de potentiel d’action au niveau des plaques motrice. Puisque la contraction musculaire ce caractérise par des raccourcissement a différente échelle et tous particulièrement l’échelle cellulaire et moléculaire nous orins pue expliquer le lien entre les filament d’actine et les fibre musculaire qui passent par une molécule très importante le dystrophie cette molécule codée par le gène le plus long du génome humain et sujet a de nombreuse mutation responsable de maladie très invalidante <text:s/></text:span></text:p>
      <text:p text:style-name="P8"/>
      <text:p text:style-name="P8"/>
      <text:p text:style-name="P8"/>
      <text:p text:style-name="P9">Intro analyse de doc :</text:p>
      <text:p text:style-name="P9"/>
      <text:p text:style-name="P9"><text:tab/>stress naturelle afin d’optimiser les chance de survie mais des fois peux il peut être aa l’origine. Actualité du moment montre souvent des incendie fatal</text:p>
      <text:p text:style-name="P9"><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adugi" svg:font-family="Gadugi"/>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Gadugi"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Gadugi"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Gadugi" fo:font-family="Gadugi"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Gadugi" fo:font-family="Gadugi"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adugi" fo:font-family="Gadugi"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adugi" fo:font-family="Gadugi"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4">
      <text:list-level-style-number text:level="1" style:num-suffix="." style:num-format="I">
        <style:list-level-properties text:list-level-position-and-space-mode="label-alignment">
          <style:list-level-label-alignment text:label-followed-by="listtab" fo:text-indent="-1.27cm" fo:margin-left="0.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1-17T09:22:48.763000000</meta:creation-date>
    <dc:date>2023-02-14T10:19:43.137000000</dc:date>
    <meta:editing-duration>PT5H57M39S</meta:editing-duration>
    <meta:editing-cycles>70</meta:editing-cycles>
    <meta:generator>LibreOffice/6.3.5.2$Windows_X86_64 LibreOffice_project/dd0751754f11728f69b42ee2af66670068624673</meta:generator>
    <meta:document-statistic meta:table-count="0" meta:image-count="0" meta:object-count="0" meta:page-count="2" meta:paragraph-count="36" meta:word-count="462" meta:character-count="2944" meta:non-whitespace-character-count="2458"/>
  </office:meta>
</office:document-meta>
</file>